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Revision.JarRevision( Logger logger , File revisionRootDir , String location , boolean byReference ,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rRevision.getManifestHe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arRevision.extractEmbeddedJar( String jarPat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arRevision.findLibrary( String lib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JarRevision.getContentPath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JarRevisio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rRevision.JarRevision( Logger logger , File revisionRootDir , String location , boolean by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Revision.initialize( boolean byReference , InputStream i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arRevision.preprocessBundleJar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arRevis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